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8789d" officeooo:paragraph-rsid="0008789d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08789d" style:font-size-asian="12pt" style:font-size-complex="12pt"/>
    </style:style>
    <style:style style:name="P5" style:family="paragraph" style:parent-style-name="Standard">
      <style:text-properties fo:font-size="12pt" officeooo:paragraph-rsid="000f6175" style:font-size-asian="12pt" style:font-size-complex="12pt"/>
    </style:style>
    <style:style style:name="P6" style:family="paragraph" style:parent-style-name="Standard">
      <style:text-properties fo:font-size="12pt" officeooo:rsid="0008789d" officeooo:paragraph-rsid="0008789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47268" officeooo:paragraph-rsid="00147268" style:font-size-asian="12pt" style:font-size-complex="12pt"/>
    </style:style>
    <style:style style:name="T1" style:family="text">
      <style:text-properties officeooo:rsid="000a8209"/>
    </style:style>
    <style:style style:name="T2" style:family="text">
      <style:text-properties officeooo:rsid="000b71a2"/>
    </style:style>
    <style:style style:name="T3" style:family="text">
      <style:text-properties officeooo:rsid="000f6175"/>
    </style:style>
    <style:style style:name="T4" style:family="text">
      <style:text-properties officeooo:rsid="00115aec"/>
    </style:style>
    <style:style style:name="T5" style:family="text">
      <style:text-properties officeooo:rsid="001166bc"/>
    </style:style>
    <style:style style:name="T6" style:family="text">
      <style:text-properties officeooo:rsid="0011aea6"/>
    </style:style>
    <style:style style:name="T7" style:family="text">
      <style:text-properties officeooo:rsid="00121d2b"/>
    </style:style>
    <style:style style:name="T8" style:family="text">
      <style:text-properties officeooo:rsid="0013d8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étail des tâches du modèle de tâche</text:p>
      <text:p text:style-name="P2"/>
      <text:p text:style-name="P2">Requête utilisateur :</text:p>
      <text:p text:style-name="P2">-Consulte les réservations</text:p>
      <text:p text:style-name="P3">-<text:span text:style-name="T4">R</text:span>enouvelle son <text:span text:style-name="T1">adhésion</text:span></text:p>
      <text:p text:style-name="P3">-<text:span text:style-name="T4">C</text:span>onsulte le matériel</text:p>
      <text:p text:style-name="P3">-<text:span text:style-name="T4">R</text:span>éserve <text:span text:style-name="T1">son matériel</text:span></text:p>
      <text:p text:style-name="P3">-<text:span text:style-name="T4">R</text:span>end <text:span text:style-name="T1">son matériel</text:span></text:p>
      <text:p text:style-name="P3">-<text:span text:style-name="T4">Signale des dommages et reçoit une procédure à suivre</text:span></text:p>
      <text:p text:style-name="P3">-<text:span text:style-name="T4">Met à jour ces informations personnelles</text:span></text:p>
      <text:p text:style-name="P3">-<text:span text:style-name="T5">Paye sa cotisation</text:span></text:p>
      <text:p text:style-name="P2"/>
      <text:p text:style-name="P2">Informations pour l’utilisateur :</text:p>
      <text:p text:style-name="P2">-Recommand<text:span text:style-name="T1">ation</text:span> du <text:span text:style-name="T1">matériel</text:span></text:p>
      <text:p text:style-name="P1">-Récapitule les choix</text:p>
      <text:p text:style-name="P5">-<text:span text:style-name="T3">Consulte ses informations personnelles</text:span></text:p>
      <text:p text:style-name="P1">-<text:span text:style-name="T3">Reçoit une notification indiquant qu’il faut déposer le chèque de caution</text:span></text:p>
      <text:p text:style-name="P2"/>
      <text:p text:style-name="P2">Gestion des paiements :</text:p>
      <text:p text:style-name="P2">-paiement de l’adhésion</text:p>
      <text:p text:style-name="P4"/>
      <text:p text:style-name="P2"><text:span text:style-name="T7">Requête gestionnaire</text:span> :</text:p>
      <text:p text:style-name="P2">-Gère le <text:span text:style-name="T2">matériel</text:span> dommages</text:p>
      <text:p text:style-name="P1">-Gère les membres <text:span text:style-name="T2">et ses informations</text:span></text:p>
      <text:p text:style-name="P1">-<text:span text:style-name="T8">modifie les informations des membres</text:span></text:p>
      <text:p text:style-name="P2"/>
      <text:p text:style-name="P2"><text:span text:style-name="T6">Informations pour le gestionnaire</text:span> :</text:p>
      <text:p text:style-name="P2">-<text:span text:style-name="T7">consulte</text:span> des statistiques <text:span text:style-name="T2">de matériel (combinaison et voiles)</text:span></text:p>
      <text:p text:style-name="P2">-<text:span text:style-name="T8">consulte les informations des membres</text:span></text:p>
      <text:p text:style-name="P2"/>
      <text:p text:style-name="P2">Alerte pour le gestionnaire :</text:p>
      <text:p text:style-name="P2">-Envoie un mail pour indiquer le <text:span text:style-name="T2">matériel</text:span> endommagé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09:24:59.429388375</meta:creation-date>
    <dc:date>2019-10-01T10:59:44.347946972</dc:date>
    <meta:editing-duration>PT18M8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26" meta:word-count="124" meta:character-count="858" meta:non-whitespace-character-count="760"/>
  </office:meta>
</office:document-meta>
</file>